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Install.findOBRExtensions( List resour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RInstall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BRInstall.normalizeRepositoryPath( String obrPath , String maven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